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harga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ari</text:p>
          </table:table-cell>
          <table:table-cell office:value-type="string" table:style-name="ce1">
            <text:p>Tujuan</text:p>
          </table:table-cell>
          <table:table-cell office:value-type="string" table:style-name="ce1">
            <text:p>fix1</text:p>
          </table:table-cell>
          <table:table-cell office:value-type="string" table:style-name="ce1">
            <text:p>fix2</text:p>
          </table:table-cell>
          <table:table-cell office:value-type="string" table:style-name="ce1">
            <text:p>minim</text:p>
          </table:table-cell>
          <table:table-cell office:value-type="string" table:style-name="ce1">
            <text:p>perKg</text:p>
          </table:table-cell>
          <table:table-cell office:value-type="string" table:style-name="ce1">
            <text:p>kubikasiM3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k1</text:p>
          </table:table-cell>
          <table:table-cell office:value-type="string" table:style-name="ce1">
            <text:p>BANDAR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500" table:style-name="ce1">
            <text:p>1500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ak1</text:p>
          </table:table-cell>
          <table:table-cell office:value-type="string" table:style-name="ce1">
            <text:p>METRO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500" table:style-name="ce1">
            <text:p>1500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ak1</text:p>
          </table:table-cell>
          <table:table-cell office:value-type="string" table:style-name="ce1">
            <text:p>PALEMBANG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700" table:style-name="ce1">
            <text:p>1700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RG</text:p>
          </table:table-cell>
          <table:table-cell office:value-type="string" table:style-name="ce1">
            <text:p>BANDAR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500" table:style-name="ce1">
            <text:p>1500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RG</text:p>
          </table:table-cell>
          <table:table-cell office:value-type="string" table:style-name="ce1">
            <text:p>METRO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500" table:style-name="ce1">
            <text:p>1500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RG</text:p>
          </table:table-cell>
          <table:table-cell office:value-type="string" table:style-name="ce1">
            <text:p>PALEMBANG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700" table:style-name="ce1">
            <text:p>1700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DG</text:p>
          </table:table-cell>
          <table:table-cell office:value-type="string" table:style-name="ce1">
            <text:p>BANDAR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500" table:style-name="ce1">
            <text:p>1500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DG</text:p>
          </table:table-cell>
          <table:table-cell office:value-type="string" table:style-name="ce1">
            <text:p>METRO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500" table:style-name="ce1">
            <text:p>1500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DG</text:p>
          </table:table-cell>
          <table:table-cell office:value-type="string" table:style-name="ce1">
            <text:p>PALEMBANG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700" table:style-name="ce1">
            <text:p>1700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BR</text:p>
          </table:table-cell>
          <table:table-cell office:value-type="string" table:style-name="ce1">
            <text:p>BANDAR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500" table:style-name="ce1">
            <text:p>1500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JBR</text:p>
          </table:table-cell>
          <table:table-cell office:value-type="string" table:style-name="ce1">
            <text:p>METRO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500" table:style-name="ce1">
            <text:p>1500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BR</text:p>
          </table:table-cell>
          <table:table-cell office:value-type="string" table:style-name="ce1">
            <text:p>PALEMBANG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1700" table:style-name="ce1">
            <text:p>1700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</meta:initial-creator>
    <dc:creator>PO</dc:creator>
    <meta:creation-date>2020-08-08T03:58:28Z</meta:creation-date>
    <dc:date>2020-08-08T03:58:28Z</dc:date>
  </office:meta>
</office:document-meta>
</file>